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b801" officeooo:paragraph-rsid="0005b801"/>
    </style:style>
    <style:style style:name="P2" style:family="paragraph" style:parent-style-name="Standard">
      <style:text-properties officeooo:rsid="0006a6f4" officeooo:paragraph-rsid="0006a6f4"/>
    </style:style>
    <style:style style:name="P3" style:family="paragraph" style:parent-style-name="Standard">
      <style:text-properties officeooo:rsid="00131d8d" officeooo:paragraph-rsid="00131d8d"/>
    </style:style>
    <style:style style:name="P4" style:family="paragraph" style:parent-style-name="Standard">
      <style:text-properties officeooo:rsid="0013b17f" officeooo:paragraph-rsid="0013b17f"/>
    </style:style>
    <style:style style:name="P5"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05b801" officeooo:paragraph-rsid="0005b801"/>
    </style:style>
    <style:style style:name="P6" style:family="paragraph" style:parent-style-name="Text_20_body" style:list-style-name="L7">
      <style:paragraph-properties fo:text-align="justify" style:justify-single-word="false" fo:orphans="2" fo:widows="2"/>
    </style:style>
    <style:style style:name="P7" style:family="paragraph" style:parent-style-name="Text_20_body" style:list-style-name="L2">
      <style:paragraph-properties fo:margin-left="0cm" fo:margin-right="0cm" fo:margin-top="0cm" fo:margin-bottom="0cm" loext:contextual-spacing="false" fo:text-align="justify" style:justify-single-word="false" fo:text-indent="0cm" style:auto-text-indent="false"/>
      <style:text-properties fo:background-color="transparent" loext:padding="0cm" loext:border="none"/>
    </style:style>
    <style:style style:name="P8" style:family="paragraph" style:parent-style-name="Text_20_body" style:list-style-name="L3">
      <style:paragraph-properties fo:margin-left="0cm" fo:margin-right="0cm" fo:margin-top="0cm" fo:margin-bottom="0cm" loext:contextual-spacing="false" fo:text-align="justify" style:justify-single-word="false" fo:text-indent="0cm" style:auto-text-indent="false"/>
      <style:text-properties fo:background-color="transparent" loext:padding="0cm" loext:border="none"/>
    </style:style>
    <style:style style:name="P9" style:family="paragraph" style:parent-style-name="Text_20_body" style:list-style-name="L4">
      <style:paragraph-properties fo:margin-left="0cm" fo:margin-right="0cm" fo:margin-top="0cm" fo:margin-bottom="0cm" loext:contextual-spacing="false" fo:text-align="justify" style:justify-single-word="false" fo:text-indent="0cm" style:auto-text-indent="false"/>
      <style:text-properties officeooo:paragraph-rsid="0037ea51" fo:background-color="transparent" loext:padding="0cm" loext:border="none"/>
    </style:style>
    <style:style style:name="P10" style:family="paragraph" style:parent-style-name="Standard">
      <style:paragraph-properties fo:text-align="center" style:justify-single-word="false"/>
      <style:text-properties officeooo:rsid="0005b801" officeooo:paragraph-rsid="001d972d"/>
    </style:style>
    <style:style style:name="P11" style:family="paragraph" style:parent-style-name="Standard">
      <style:paragraph-properties fo:text-align="end" style:justify-single-word="false"/>
      <style:text-properties officeooo:rsid="0005b801" officeooo:paragraph-rsid="001d972d"/>
    </style:style>
    <style:style style:name="P12" style:family="paragraph" style:parent-style-name="Standard">
      <style:paragraph-properties fo:text-align="justify" style:justify-single-word="false"/>
      <style:text-properties officeooo:rsid="00126452" officeooo:paragraph-rsid="00126452"/>
    </style:style>
    <style:style style:name="P13" style:family="paragraph" style:parent-style-name="Standard">
      <style:text-properties fo:font-weight="bold" officeooo:rsid="00126452" officeooo:paragraph-rsid="001e7206" style:font-weight-asian="bold" style:font-weight-complex="bold"/>
    </style:style>
    <style:style style:name="P14" style:family="paragraph" style:parent-style-name="Standard">
      <style:text-properties fo:font-weight="bold" officeooo:rsid="0013b17f" officeooo:paragraph-rsid="0013b17f" style:font-weight-asian="bold" style:font-weight-complex="bold"/>
    </style:style>
    <style:style style:name="P15" style:family="paragraph" style:parent-style-name="Standard">
      <style:text-properties officeooo:rsid="0013b17f" officeooo:paragraph-rsid="007c8f44"/>
    </style:style>
    <style:style style:name="P16" style:family="paragraph" style:parent-style-name="Standard">
      <style:text-properties officeooo:rsid="00131d8d" officeooo:paragraph-rsid="00131d8d"/>
    </style:style>
    <style:style style:name="P17" style:family="paragraph" style:parent-style-name="Standard">
      <style:text-properties officeooo:rsid="00131d8d" officeooo:paragraph-rsid="008a8d09"/>
    </style:style>
    <style:style style:name="P18" style:family="paragraph" style:parent-style-name="Standard">
      <style:paragraph-properties fo:text-align="justify" style:justify-single-word="false"/>
      <style:text-properties officeooo:rsid="00131d8d" officeooo:paragraph-rsid="0066d538"/>
    </style:style>
    <style:style style:name="P19" style:family="paragraph" style:parent-style-name="Standard">
      <style:text-properties officeooo:paragraph-rsid="00131d8d"/>
    </style:style>
    <style:style style:name="P20" style:family="paragraph" style:parent-style-name="Standard">
      <style:paragraph-properties fo:text-align="justify" style:justify-single-word="false"/>
      <style:text-properties officeooo:rsid="0006a6f4" officeooo:paragraph-rsid="0006a6f4"/>
    </style:style>
    <style:style style:name="P21" style:family="paragraph" style:parent-style-name="Standard">
      <style:paragraph-properties fo:text-align="start" style:justify-single-word="false"/>
      <style:text-properties officeooo:paragraph-rsid="003695d8"/>
    </style:style>
    <style:style style:name="P22" style:family="paragraph" style:parent-style-name="Standard">
      <style:paragraph-properties fo:text-align="justify" style:justify-single-word="false"/>
      <style:text-properties officeooo:paragraph-rsid="008a8d09"/>
    </style:style>
    <style:style style:name="P23" style:family="paragraph" style:parent-style-name="Standard" style:master-page-name="">
      <loext:graphic-properties draw:fill="none"/>
      <style:paragraph-properties fo:margin-left="0.101cm" fo:margin-right="0cm" fo:text-indent="0cm" style:auto-text-indent="false" style:page-number="auto" fo:background-color="transparent"/>
      <style:text-properties officeooo:paragraph-rsid="003695d8"/>
    </style:style>
    <style:style style:name="T1" style:family="text">
      <style:text-properties officeooo:rsid="000754f7"/>
    </style:style>
    <style:style style:name="T2" style:family="text">
      <style:text-properties officeooo:rsid="00131d8d"/>
    </style:style>
    <style:style style:name="T3" style:family="text">
      <style:text-properties officeooo:rsid="00150038"/>
    </style:style>
    <style:style style:name="T4" style:family="text">
      <style:text-properties style:text-underline-style="none"/>
    </style:style>
    <style:style style:name="T5" style:family="text">
      <style:text-properties officeooo:rsid="001d972d"/>
    </style:style>
    <style:style style:name="T6" style:family="text">
      <style:text-properties officeooo:rsid="001e7206"/>
    </style:style>
    <style:style style:name="T7" style:family="text">
      <style:text-properties fo:font-weight="bold" style:font-weight-asian="bold" style:font-weight-complex="bold"/>
    </style:style>
    <style:style style:name="T8" style:family="text">
      <style:text-properties fo:font-weight="bold" officeooo:rsid="001e7206" style:font-weight-asian="bold" style:font-weight-complex="bold"/>
    </style:style>
    <style:style style:name="T9" style:family="text">
      <style:text-properties fo:font-weight="bold" officeooo:rsid="0071ad6d" style:font-weight-asian="bold" style:font-weight-complex="bold"/>
    </style:style>
    <style:style style:name="T10" style:family="text">
      <style:text-properties fo:font-weight="bold" officeooo:rsid="00788676" style:font-weight-asian="bold" style:font-weight-complex="bold"/>
    </style:style>
    <style:style style:name="T11" style:family="text">
      <style:text-properties officeooo:rsid="002ce5ef"/>
    </style:style>
    <style:style style:name="T12" style:family="text">
      <style:text-properties officeooo:rsid="00317fe3"/>
    </style:style>
    <style:style style:name="T13" style:family="text">
      <style:text-properties fo:background-color="transparent" loext:char-shading-value="0" loext:padding="0cm" loext:border="none"/>
    </style:style>
    <style:style style:name="T14" style:family="text">
      <style:text-properties officeooo:rsid="003695d8" fo:background-color="transparent" loext:char-shading-value="0" loext:padding="0cm" loext:border="none"/>
    </style:style>
    <style:style style:name="T15" style:family="text">
      <style:text-properties officeooo:rsid="00379a13"/>
    </style:style>
    <style:style style:name="T16" style:family="text">
      <style:text-properties officeooo:rsid="0037ea51"/>
    </style:style>
    <style:style style:name="T17" style:family="text">
      <style:text-properties officeooo:rsid="003ec842"/>
    </style:style>
    <style:style style:name="T18" style:family="text">
      <style:text-properties officeooo:rsid="0041775e"/>
    </style:style>
    <style:style style:name="T19" style:family="text">
      <style:text-properties officeooo:rsid="005186ae"/>
    </style:style>
    <style:style style:name="T20" style:family="text">
      <style:text-properties fo:letter-spacing="-0.004cm"/>
    </style:style>
    <style:style style:name="T21" style:family="text">
      <style:text-properties fo:letter-spacing="-0.004cm" style:text-scale="105%"/>
    </style:style>
    <style:style style:name="T22" style:family="text">
      <style:text-properties fo:letter-spacing="-0.004cm" officeooo:rsid="0066d538" style:text-scale="105%"/>
    </style:style>
    <style:style style:name="T23" style:family="text">
      <style:text-properties fo:letter-spacing="-0.004cm" officeooo:rsid="006c3bf7" style:text-scale="105%"/>
    </style:style>
    <style:style style:name="T24" style:family="text">
      <style:text-properties fo:letter-spacing="-0.004cm" officeooo:rsid="006d2e09" style:text-scale="105%"/>
    </style:style>
    <style:style style:name="T25" style:family="text">
      <style:text-properties fo:letter-spacing="-0.004cm" officeooo:rsid="008a8d09" style:text-scale="105%"/>
    </style:style>
    <style:style style:name="T26" style:family="text">
      <style:text-properties officeooo:rsid="006d2e09"/>
    </style:style>
    <style:style style:name="T27" style:family="text">
      <style:text-properties fo:font-variant="normal" fo:text-transform="none" fo:color="#222222" style:font-name="Arial" fo:font-size="12pt" fo:letter-spacing="-0.004cm" fo:font-style="normal" fo:font-weight="normal"/>
    </style:style>
    <style:style style:name="T28" style:family="text">
      <style:text-properties fo:font-variant="normal" fo:text-transform="none" fo:color="#222222" style:font-name="Arial" fo:font-size="12pt" fo:letter-spacing="-0.004cm" fo:font-style="normal" fo:font-weight="normal" officeooo:rsid="008a8d09" style:text-scale="105%"/>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7">Resume</text:span><text:line-break/><text:line-break/></text:p>
      <text:p text:style-name="P11"><text:span text:style-name="T12">Name : Swapnali Pise<text:line-break/>Mobile : +91-8149321528</text:span></text:p>
      <text:p text:style-name="P11"><text:span text:style-name="T5">Email-Id : swapnalipise1234@gmail.com<text:line-break/>Designation : Ruby On Rails Developer<text:line-break/>Total Experience : 3.3 Years in Ruby On Rails</text:span></text:p>
      <text:p text:style-name="P5"/>
      <text:p text:style-name="P1"/>
      <text:p text:style-name="P2"><text:span text:style-name="T9">Objective</text:span> :-</text:p>
      <text:p text:style-name="P2"/>
      <text:p text:style-name="P20">A dyn<text:span text:style-name="T1">amic professional with rich experience in web development using ruby on rails technology. Exposure in handling various process including UI and functional requirements in web applications. <text:s text:c="2"/>Seeking an opportunity in well develop organization where I can </text:span>gain experience ,technical skill ,learn something new and innovative, add value to my career and also serve your organization.</text:p>
      <text:p text:style-name="P2"/>
      <text:p text:style-name="P13">Experience Summery :- </text:p>
      <text:p text:style-name="P23"><text:span text:style-name="T6">1. </text:span><text:span text:style-name="T8">Orgnization</text:span><text:span text:style-name="T6"> - Protonshub Technologies -A CMMI Level 5 Company<text:line-break/></text:span><text:span text:style-name="T8">Work Experience </text:span><text:span text:style-name="T6">- <text:s/>1.10 year<text:line-break/></text:span><text:span text:style-name="T8">Deignation</text:span><text:span text:style-name="T6"> - Software Developer<text:line-break/></text:span><text:span text:style-name="T8">Description</text:span><text:span text:style-name="T6"> - </text:span><text:span text:style-name="T13">I have worked on 2 Builder projects where my role was back-end developer to make an API for the website </text:span><text:span text:style-name="T14">and application.</text:span></text:p>
      <text:list xml:id="list2969443625" text:style-name="L2">
        <text:list-item>
          <text:p text:style-name="P7">The first project of Builder is regarding the Admin panel and users create new project ideas and upload it. My role is to create an API, Analysis, development, unit testing <text:span text:style-name="T15">using TDD(Rspec)</text:span>. Setup minio for images.</text:p>
        </text:list-item>
      </text:list>
      <text:list xml:id="list1424581778" text:style-name="L3">
        <text:list-item>
          <text:p text:style-name="P8">The second project of Builder is related to the CarShip app buy, sell, ship the car, here is an Admin panel to manage and upload car details. I have worked on this project bug fixing only for admin panel, validations, APIs.</text:p>
        </text:list-item>
      </text:list>
      <text:list xml:id="list792254815" text:style-name="L4">
        <text:list-item>
          <text:p text:style-name="P9">The last project is 2nite in the Admin panel <text:span text:style-name="T16">modifications and customization </text:span>as per client requirements and the business portal. I have created an API for a business portal and I have done the stripe integration for subscription payments with payment links and also payment intent. Project is related to creating an Event with Artist and genre and uploading it from the admin panel for users to book those events.</text:p>
        </text:list-item>
      </text:list>
      <text:p text:style-name="P21"><text:span text:style-name="T6"><text:line-break/><text:line-break/>2. <text:s/></text:span><text:span text:style-name="T8">Orgnization</text:span><text:span text:style-name="T6"> - <text:s/>Cryptex Technology Pvt. Ltd.<text:line-break/></text:span><text:span text:style-name="T8">Work Experience</text:span><text:span text:style-name="T6"> – 1.5 year<text:line-break/></text:span><text:span text:style-name="T8">Deignation</text:span><text:span text:style-name="T6"> – Ruby on Rails Developer<text:line-break/></text:span><text:span text:style-name="T8">Description</text:span><text:span text:style-name="T6"> - <text:line-break/>1) </text:span><text:span text:style-name="T20">I Started my career as a software trainee engineer </text:span>with cryptex technologies.</text:p>
      <text:p text:style-name="P12"><text:span text:style-name="T26">2</text:span>) <text:span text:style-name="T2">Requirement Understanding and analysis. Worked on multiple ruby on rails projects.</text:span></text:p>
      <text:p text:style-name="P18"><text:span text:style-name="T26">3</text:span>) Requirement gathering, documentation, development, <text:span text:style-name="T21">testing </text:span><text:span text:style-name="T23">and bug fixing</text:span><text:span text:style-name="T21"> </text:span><text:span text:style-name="T22">the </text:span><text:span text:style-name="T24">rails </text:span><text:span text:style-name="T22">application.<text:line-break/></text:span><text:span text:style-name="T24">4) </text:span><text:span text:style-name="T25">Project </text:span><text:span text:style-name="T24">Marketplace App: (Sports Coaching Platform) </text:span><text:span text:style-name="T25">in whilemy role analysis, code development, unit testing. Project is related Online coaching marketplaces connect links students with private Instructors. The process is as simple as “search, schedule, and get trained”.</text:span></text:p>
      <text:p text:style-name="P22"><text:span text:style-name="T25">Depending on the target market and popularity of sports, different sports are included in the sports coaching marketplace.<text:line-break/></text:span><text:soft-page-break/><text:span text:style-name="T25">5) </text:span><text:span text:style-name="T28">KCIC Canvas-LMS project:- Canvas-LMS is open source code customization project to replicate the below functionality:</text:span></text:p>
      <text:list xml:id="list2625544750" text:style-name="L7">
        <text:list-item>
          <text:p text:style-name="P6"><text:span text:style-name="T27">Online education business (teach classrooms via video conferencing software) that stores content and records lesson history. The application's purpose is to build a section in built-in canvas LMS to</text:span></text:p>
        </text:list-item>
        <text:list-item>
          <text:p text:style-name="P6"><text:span text:style-name="T27">maintain the Lesson histories of the students. Involved in the Installation of Canvas-Lms open source code on server Linux environment. Worked on bug fixing and enhancements on change requests.</text:span></text:p>
        </text:list-item>
      </text:list>
      <text:p text:style-name="P3"><text:span text:style-name="T7"><text:line-break/>Technical Experience :-</text:span></text:p>
      <text:p text:style-name="P3"/>
      <text:p text:style-name="P3">1) Having <text:span text:style-name="T11">3</text:span><text:span text:style-name="T4">+</text:span> years of experience in ruby on rails.</text:p>
      <text:p text:style-name="P3">2) <text:s/>Having <text:span text:style-name="T11">3</text:span>+ years of experience in MYSQL and PostgressSQL.</text:p>
      <text:p text:style-name="P3"><text:span text:style-name="T18">3</text:span>) Having <text:span text:style-name="T11">3</text:span>+ years of experience in developing web application using ruby on rails feamework core database first, and code first approach.</text:p>
      <text:p text:style-name="P3">4) Having 1.<text:span text:style-name="T11">5</text:span>+ years working experience of <text:span text:style-name="T17">TD</text:span>D.</text:p>
      <text:p text:style-name="P19"><text:span text:style-name="T2">5) Having 2+ years of experience with javascript jquery and ajax.<text:line-break/>6) </text:span><text:span text:style-name="T13">Having 3 months of experience with Canvas-LMS open source Platform in code Installation and customisation ' s.</text:span></text:p>
      <text:p text:style-name="P3"/>
      <text:p text:style-name="P14">Technical Skills and Abilities :-</text:p>
      <text:p text:style-name="P4">1) Programming language: Ruby</text:p>
      <text:p text:style-name="P4">2) Designing Languages : HTML5, CSS,, Bootstrap4, Ruby on rails</text:p>
      <text:p text:style-name="P4">3) TDD(Test Driven Development) : Using unit testing</text:p>
      <text:p text:style-name="P4">4) Scripting language : javascript, Jquery, Ajax</text:p>
      <text:p text:style-name="P4">5) Database : Mysql server, postgressSql</text:p>
      <text:p text:style-name="P4">6) Source Control: Github, Sublime, Visual Studio, Git, Mysql Workbench</text:p>
      <text:p text:style-name="P4">7) Server side code deployment: web server(Linux)</text:p>
      <text:p text:style-name="P4"/>
      <text:p text:style-name="P15"><text:span text:style-name="T10">Academic Qualification </text:span><text:span text:style-name="T7">:-</text:span><text:line-break/><text:span text:style-name="T10">Qualification</text:span><text:span text:style-name="T6"> – MCA<text:line-break/></text:span><text:span text:style-name="T8">Institute</text:span><text:span text:style-name="T6"> - Tulsiram Gaykwad Patil College of Engineering and and Technology, Nagpur<text:line-break/></text:span><text:span text:style-name="T8">Year</text:span><text:span text:style-name="T6"> - 2019-2021</text:span><text:span text:style-name="T8"><text:line-break/></text:span></text:p>
      <text:p text:style-name="P14">Personal Details :-</text:p>
      <text:p text:style-name="P4">Name : Swapnali Pise</text:p>
      <text:p text:style-name="P4">Language Konwn : English, Hindi and Marathi</text:p>
      <text:p text:style-name="P4">Place: Nagpur, <text:span text:style-name="T19">Maharashtram,</text:span> India</text:p>
      <text:p text:style-name="P4"/>
      <text:p text:style-name="P4"/>
      <text:p text:style-name="P4"/>
      <text:p text:style-name="P14">Declaration</text:p>
      <text:p text:style-name="P4">I hereby declare that the information furnished above is true to the best od my knowledge.<text:line-break/></text:p>
      <text:p text:style-name="P4"><text:s text:c="107"/><text:span text:style-name="T3">Swapnali Pis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6T01:04:38.192065346</meta:creation-date>
    <dc:date>2024-04-24T14:45:39.383095982</dc:date>
    <meta:editing-duration>P1DT4M38S</meta:editing-duration>
    <meta:editing-cycles>42</meta:editing-cycles>
    <meta:generator>LibreOffice/6.0.7.3$Linux_X86_64 LibreOffice_project/00m0$Build-3</meta:generator>
    <meta:document-statistic meta:table-count="0" meta:image-count="0" meta:object-count="0" meta:page-count="2" meta:paragraph-count="38" meta:word-count="663" meta:character-count="4378" meta:non-whitespace-character-count="3633"/>
  </office:meta>
</office:document-meta>
</file>